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3000001F9898E8FC9.png" manifest:media-type="image/png"/>
  <manifest:file-entry manifest:full-path="Pictures/100000010000027A000002A26A83E985.png" manifest:media-type="image/png"/>
  <manifest:file-entry manifest:full-path="Pictures/10000001000001B8000003671F3D58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x="0.019cm" svg:y="-0.609cm" svg:width="8.548cm" svg:height="10.566cm" draw:z-index="0"><draw:image xlink:href="Pictures/1000000100000143000001F9898E8FC9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2" text:anchor-type="char" svg:x="0.019cm" svg:y="4.096cm" svg:width="13.67cm" svg:height="14.533cm" draw:z-index="1"><draw:image xlink:href="Pictures/100000010000027A000002A26A83E9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Figura3" text:anchor-type="char" svg:width="11.643cm" svg:height="23.049cm" draw:z-index="2"><draw:image xlink:href="Pictures/10000001000001B8000003671F3D58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8T08:04:05.084000000</meta:creation-date>
    <dc:date>2026-03-29T13:54:22.333000000</dc:date>
    <meta:editing-duration>PT11M31S</meta:editing-duration>
    <meta:editing-cycles>5</meta:editing-cycles>
    <meta:generator>LibreOffice/24.2.2.2$Windows_X86_64 LibreOffice_project/d56cc158d8a96260b836f100ef4b4ef25d6f1a01</meta:generator>
    <meta:document-statistic meta:table-count="0" meta:image-count="3" meta:object-count="0" meta:page-count="2" meta:paragraph-count="1" meta:word-count="0" meta:character-count="1" meta:non-whitespace-character-count="0"/>
  </office:meta>
</office:document-meta>
</file>